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13.1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ALUES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5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4/04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28202310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69256049501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5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6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20969609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0197094294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5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4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00833562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19728765266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5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39418167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328644251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6.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53718962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364689478607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80997014100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518318885745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512810735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5335526089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27573057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7194552056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1227754520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860982565953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.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8161302303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51720962641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.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64892641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9542397803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794692938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95479308325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1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32451603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29394215578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1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118257788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4257681277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6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6/11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9367844160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518722741128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Bataguaçu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2.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6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6699051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6423602802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.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 Mã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19514625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120003491639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9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 Filhot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19514625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120003491639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1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97853362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89890759806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0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7752404920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7307329328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.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7/09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47684975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277602771677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11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6981624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09068367838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2.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11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40141758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937870595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7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84950674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0575642610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7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484165099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49002472387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.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2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2.21401584409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43612883590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9843106030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88674538062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.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2.2053045563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52487019788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38541571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32271336003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4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9/07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40490256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626045376755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9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99662019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60865473295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797022696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231597456863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03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27600757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61709071924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3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2.12069005779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1049971339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0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5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795842862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52593146524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3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5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6628989089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559943744691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5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354536537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641844250541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7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4988154986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636056528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3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329769183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116603835552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590069985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03259431031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088272988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42371793877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2/07/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29901510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253511601218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2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213598917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01075569911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1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422679481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91110734658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3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1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2.17304811839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2078709124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1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115549288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51212057657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9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87906125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3622379576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157302232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34502425657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2452557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02859966391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9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673224597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55730918544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475525367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565620997510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641040650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503032269703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506323304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4246405823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3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569993253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94910980351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0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3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0050805079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5096976593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3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347757068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55198236359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4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60349644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47055284271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7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2/08/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42140096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3820078803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8/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566075596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28414537831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2/20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9497602292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1610795185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1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51707843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94659416779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2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01112464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18452716774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9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2/2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577399265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2719142997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1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017569245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36003924472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4/02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596853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40605996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5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4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08023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7778382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6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12819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963031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4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72709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7585534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8811618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9232809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6908129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332421313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511493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56454681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7407360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124777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3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5/03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70680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71538612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3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806899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2385414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2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4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445466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54931611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9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4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52260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33503081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2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4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0890809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74771039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4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900605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82470448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5/1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444671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53567893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6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650812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00930291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8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11450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89184694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698549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7988469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VALUES(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9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9480670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53426180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Casa Ver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59938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55162209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3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03480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11090159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35050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73479663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41977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74928218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5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123632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41491867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1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9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185838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4784103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7/09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2580469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63248766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2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7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9256878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8293199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6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1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4845619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8447046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4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2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464465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03536180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7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03641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6191051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4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7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8/08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54034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5755562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7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10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3432618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86580758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89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10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0723229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764263901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VALUES(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9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8/23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212730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3115469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163/BR267-Nova Alvorada-Nova Andradin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054529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2813786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76503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8480509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4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7626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12581004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4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9/07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22360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0334830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3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07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5622128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28866995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5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07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597168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5768901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9/2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31902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659398178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7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05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145448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6753162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99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5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8389559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301119315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8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103158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5446219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Três Lagoa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02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09805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89548707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.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2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797129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77754209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2/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84289618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891556249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16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33532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48798918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16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2524068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855228544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53027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1291572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6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30/20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Tamandua Miri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016719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86565408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BR262 -Ponte Rio Paraguai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ischer, E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28250398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6795605860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40520246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9287153911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0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69113980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8830907951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9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69113980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8830907951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6830588750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633959696969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4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57879506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5893719502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0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836404823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23165181212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1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0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59941858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9781355110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1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0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2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1487990279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16147661125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1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7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397304970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73313308172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.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8699710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60769527207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1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7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9600083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1117937222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2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46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782975859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8582958293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2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1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2596131647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38092254292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2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3565540323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04271199823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3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8812719119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6537357730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3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534254917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8388002444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4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91587817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37426957382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4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58386092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4466367412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0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2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344947742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24105347867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4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26345526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0958534148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2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224948214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36635645403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4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9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414274970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68216449522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5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7955388200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7268513800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5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872159789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6889739376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0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2182" calcext:value-type="float">
            <text:p>218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2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127889033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53750574058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39582360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57248020268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0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633896360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567396909776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0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3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31904982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7971288038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1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4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2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156523412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09751706377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1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17226802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42840887613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2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0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66992860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1348313687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3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2126" calcext:value-type="float">
            <text:p>212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34749408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6879173116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3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468345900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609744703579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0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01739928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89743640192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77473959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78091245413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6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8549753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26719149058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1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3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746596917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2250988019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3904903210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5951833497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0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2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133556457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3969682909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4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5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2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017569245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36003924472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5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28250398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6795605860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6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40520246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9287153911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0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69113980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8830907951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69113980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8830907951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2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89063989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86044978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3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31991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3582122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0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038249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12990372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6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998" calcext:value-type="float">
            <text:p>199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500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7173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7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1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4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9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5823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5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80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794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7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6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998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4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3141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0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390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8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7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66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208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5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399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7275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9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3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6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445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0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40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9431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1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0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848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15480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2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2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6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111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2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9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645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3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0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7290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3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67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2052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3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11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43230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5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9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077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7597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053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77985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16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00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080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1/03/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1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5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0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2413333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2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96333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5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3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3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590166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57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4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8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97833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4916666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5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5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78644467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24060656001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6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488017440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6006552012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7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81068688670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3494401586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09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2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6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2913979999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618485237958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0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9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5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336237630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5757662916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1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66418590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502387084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2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1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13393195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3619685865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3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1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793846718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83626274907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4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4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77440951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8904505900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5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6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222868163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53911693237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16-C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9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751157809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1035059874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6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1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3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6830588750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633959696969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6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.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3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57879506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5893719502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7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4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836404823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23165181212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5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59941858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9781355110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7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1487990279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16147661125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74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531272412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43290202641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945629708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39629375580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7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5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3556988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86330100129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397304970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73313308172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1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8699710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60769527207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93875803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8464851511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9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9600083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1117937222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48348400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136964788390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4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782975859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8582958293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7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285332049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9.311266492724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2596131647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38092254292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3565540323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04271199823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6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8812719119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6537357730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40894072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63862146683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534254917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8388002444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91587817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37426957382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58386092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4466367412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1775775290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691853062997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90692959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03190494114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1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78257732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02438321200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1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87094341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37475083895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0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92638286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6304341960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0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7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1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257567319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7128532146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64277754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6395895417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0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4909810590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35532259355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0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633717751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56748308408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1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94008484999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9.31326066428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2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5/0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004267580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09611165897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1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35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595639375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03011987477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1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01844807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77481144341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8.14800959338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9314069853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05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710037720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8430890133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2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1196250420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65206787786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2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3376399249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6343655625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2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200077138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7646417636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2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1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7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79230658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37277430448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2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6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344947742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24105347867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1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.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0471461922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78485140874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26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5/0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34444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8447222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5/1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726345526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0958534148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224948214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36635645403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414274970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68216449522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59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414274970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68216449522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3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43226687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43238717485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7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7955388200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7268513800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54166782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6139379177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16836855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352954413676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6925270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1531443122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2.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90733218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8604722532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54844340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8199858288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4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4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872159789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66889739376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2.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127889033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53750574058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0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878753257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6177834021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905945412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99925746620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29173439848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43693514480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80387874619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6147453757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7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5/3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006775219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0323903410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6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0172788892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0049131182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156910510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01936757378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6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16187818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01543291142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6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2344866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77491182962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6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36862336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1719741499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6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1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821037300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06577212458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215507402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1446392961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3503230340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64799730319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797586480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9108923556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7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665566972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0400464212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6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411274642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6253067172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7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6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451661014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2815064402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01739928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89743640192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77473959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78091245413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7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442622537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7790467993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26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2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4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4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44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44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.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#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#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MT#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7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6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5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6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778548545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235998479325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3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510103162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062392100644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3.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916498850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7711471810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7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6916498850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7711471810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961451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20672235619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4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2428851084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4076604295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23646048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3364663950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4018788878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05744089535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7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440669643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61684170300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2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79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05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2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3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1158560518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72140569512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4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96583869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0103524277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0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7/17'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12556253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037420472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3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1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30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0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8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78644467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24060656001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0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488017440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6006552012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0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.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81068688670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3494401586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1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2913979999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618485237958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2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8/0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336237630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5757662916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2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66418590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502387084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32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5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869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67412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2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5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13393195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3619685865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2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.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9793846718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1.883626274907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8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377440951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8904505900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9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222868163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53911693237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3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751157809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410350598742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4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8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5121281949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54457008699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33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2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083220409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119624719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.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388157167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43116016022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6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605417695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95204907453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8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203693159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119659762534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425302534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693316710029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2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07914628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7586756057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102713069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34881790559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22033890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3858679935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9850467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74664225506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8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3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6842769828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03869038893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9/05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6812080229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4057030138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80055529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26500665752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7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167282379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37327666419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325807675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578751945100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84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95492545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0030006748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98609958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33897170689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44307444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76001793711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4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216592070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0113078205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4600494240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5942454872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4600494240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45942454872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9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49038394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7201554527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0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91917882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873166752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8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1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96863972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55720204458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NEC4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4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1781831432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931991985186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0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753217568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64789106881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0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389820814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45360992173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813347425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67120034590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112171596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43920704481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971105770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7338171517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2832350515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865929360089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6.6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260556469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81616077690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09255419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658537700283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0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69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4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82660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5523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0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2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5830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0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4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90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16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0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6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52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3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89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8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187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6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66022428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5396691882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9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7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0687426478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25310776444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0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040414885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22863854987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2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7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2650080900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160498727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0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0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00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7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5481410531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7.39643999106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1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3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9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386502277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764282814785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1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0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8/0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18772965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5331329238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1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4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349041025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31727026935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3602562878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8286460106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4412558599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16600299138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2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43363924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5183506030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2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8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5461233559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0507593480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8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920512066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93881797453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7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3635644440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82115660023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3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1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05355577639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779659564564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6217058490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2277397462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79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5981264796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7813241836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71676901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7158723483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4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0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5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7429768560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092916223482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93467171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284169646381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587539688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844132982655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8138459349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07300016142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2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8138459349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07300016142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5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8/3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50017467149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77819494440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2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9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272369469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31441882001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08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084403838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872254861460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173238722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05853874887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7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.8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9/11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3505815484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3765501881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9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976710561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082002360940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79943882740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5.347649202601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19.67894295889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12244801510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03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181910668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51298389002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04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7517866529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073565438066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39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8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2639356291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6.340860029947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3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0/1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68768" calcext:value-type="float">
            <text:p>-20,768768</text:p>
          </table:table-cell>
          <table:table-cell office:value-type="string" calcext:value-type="string">
            <text:p>,</text:p>
          </table:table-cell>
          <table:table-cell office:value-type="float" office:value="-54.177595" calcext:value-type="float">
            <text:p>-54,1775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0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6158" calcext:value-type="float">
            <text:p>-21,86158</text:p>
          </table:table-cell>
          <table:table-cell office:value-type="string" calcext:value-type="string">
            <text:p>,</text:p>
          </table:table-cell>
          <table:table-cell office:value-type="float" office:value="-52.95558" calcext:value-type="float">
            <text:p>-52,955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0508" calcext:value-type="float">
            <text:p>-21,60508</text:p>
          </table:table-cell>
          <table:table-cell office:value-type="string" calcext:value-type="string">
            <text:p>,</text:p>
          </table:table-cell>
          <table:table-cell office:value-type="float" office:value="-53.79911" calcext:value-type="float">
            <text:p>-53,7991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57658" calcext:value-type="float">
            <text:p>-21,57658</text:p>
          </table:table-cell>
          <table:table-cell office:value-type="string" calcext:value-type="string">
            <text:p>,</text:p>
          </table:table-cell>
          <table:table-cell office:value-type="float" office:value="-54.11378" calcext:value-type="float">
            <text:p>-54,113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3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TB-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7.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7/19/2017'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table:style-name="ce2" office:value-type="string" calcext:value-type="string">
            <text:p>-21.1533651198178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-53.74959659336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-2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2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0463685492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21466713457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-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0273123465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977145649380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TB-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iópsia de orelha'</text:p>
          </table:table-cell>
          <table:table-cell office:value-type="string" calcext:value-type="string">
            <text:p>,</text:p>
          </table:table-cell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7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401355442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752614372336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74594" calcext:value-type="float">
            <text:p>-20,474594</text:p>
          </table:table-cell>
          <table:table-cell office:value-type="string" calcext:value-type="string">
            <text:p>,</text:p>
          </table:table-cell>
          <table:table-cell office:value-type="float" office:value="-54.387097" calcext:value-type="float">
            <text:p>-54,38709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4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3101" calcext:value-type="float">
            <text:p>-20,493101</text:p>
          </table:table-cell>
          <table:table-cell office:value-type="string" calcext:value-type="string">
            <text:p>,</text:p>
          </table:table-cell>
          <table:table-cell office:value-type="float" office:value="-54.327582" calcext:value-type="float">
            <text:p>-54,32758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7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489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8478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27859" calcext:value-type="float">
            <text:p>-20,427859</text:p>
          </table:table-cell>
          <table:table-cell office:value-type="string" calcext:value-type="string">
            <text:p>,</text:p>
          </table:table-cell>
          <table:table-cell office:value-type="float" office:value="-53.971663" calcext:value-type="float">
            <text:p>-53,9716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5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6669" calcext:value-type="float">
            <text:p>-20,456669</text:p>
          </table:table-cell>
          <table:table-cell office:value-type="string" calcext:value-type="string">
            <text:p>,</text:p>
          </table:table-cell>
          <table:table-cell office:value-type="float" office:value="-53.781119" calcext:value-type="float">
            <text:p>-53,78111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2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468" calcext:value-type="float">
            <text:p>-20,44468</text:p>
          </table:table-cell>
          <table:table-cell office:value-type="string" calcext:value-type="string">
            <text:p>,</text:p>
          </table:table-cell>
          <table:table-cell office:value-type="float" office:value="-55.136227" calcext:value-type="float">
            <text:p>-55,1362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2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9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468" calcext:value-type="float">
            <text:p>-20,44468</text:p>
          </table:table-cell>
          <table:table-cell office:value-type="string" calcext:value-type="string">
            <text:p>,</text:p>
          </table:table-cell>
          <table:table-cell office:value-type="float" office:value="-55.136227" calcext:value-type="float">
            <text:p>-55,1362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2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4538" calcext:value-type="float">
            <text:p>-20,454538</text:p>
          </table:table-cell>
          <table:table-cell office:value-type="string" calcext:value-type="string">
            <text:p>,</text:p>
          </table:table-cell>
          <table:table-cell office:value-type="float" office:value="-55.175548" calcext:value-type="float">
            <text:p>-55,17554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2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57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2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5874" calcext:value-type="float">
            <text:p>-20,495874</text:p>
          </table:table-cell>
          <table:table-cell office:value-type="string" calcext:value-type="string">
            <text:p>,</text:p>
          </table:table-cell>
          <table:table-cell office:value-type="float" office:value="-55.932613" calcext:value-type="float">
            <text:p>-55,9326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43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2975" calcext:value-type="float">
            <text:p>297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9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0.907428869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4.13350566131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3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08932" calcext:value-type="float">
            <text:p>-21,808932</text:p>
          </table:table-cell>
          <table:table-cell office:value-type="string" calcext:value-type="string">
            <text:p>,</text:p>
          </table:table-cell>
          <table:table-cell office:value-type="float" office:value="-52.530877" calcext:value-type="float">
            <text:p>-52,53087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5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0/3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61049" calcext:value-type="float">
            <text:p>-21,861049</text:p>
          </table:table-cell>
          <table:table-cell office:value-type="string" calcext:value-type="string">
            <text:p>,</text:p>
          </table:table-cell>
          <table:table-cell office:value-type="float" office:value="-52.965592" calcext:value-type="float">
            <text:p>-52,9655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.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06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76693" calcext:value-type="float">
            <text:p>-20,476693</text:p>
          </table:table-cell>
          <table:table-cell office:value-type="string" calcext:value-type="string">
            <text:p>,</text:p>
          </table:table-cell>
          <table:table-cell office:value-type="float" office:value="-54.370419" calcext:value-type="float">
            <text:p>-54,37041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1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3624" calcext:value-type="float">
            <text:p>-20,503624</text:p>
          </table:table-cell>
          <table:table-cell office:value-type="string" calcext:value-type="string">
            <text:p>,</text:p>
          </table:table-cell>
          <table:table-cell office:value-type="float" office:value="-55.833241" calcext:value-type="float">
            <text:p>-55,8332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50522" calcext:value-type="float">
            <text:p>-20,350522</text:p>
          </table:table-cell>
          <table:table-cell office:value-type="string" calcext:value-type="string">
            <text:p>,</text:p>
          </table:table-cell>
          <table:table-cell office:value-type="float" office:value="-56.139066" calcext:value-type="float">
            <text:p>-56,13906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12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172259" calcext:value-type="float">
            <text:p>-20,172259</text:p>
          </table:table-cell>
          <table:table-cell office:value-type="string" calcext:value-type="string">
            <text:p>,</text:p>
          </table:table-cell>
          <table:table-cell office:value-type="float" office:value="-56.544962" calcext:value-type="float">
            <text:p>-56,5449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132562" calcext:value-type="float">
            <text:p>-20,132562</text:p>
          </table:table-cell>
          <table:table-cell office:value-type="string" calcext:value-type="string">
            <text:p>,</text:p>
          </table:table-cell>
          <table:table-cell office:value-type="float" office:value="-56.69475" calcext:value-type="float">
            <text:p>-56,6947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3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30076" calcext:value-type="float">
            <text:p>-21,830076</text:p>
          </table:table-cell>
          <table:table-cell office:value-type="string" calcext:value-type="string">
            <text:p>,</text:p>
          </table:table-cell>
          <table:table-cell office:value-type="float" office:value="-52.623304" calcext:value-type="float">
            <text:p>-52,62330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77999" calcext:value-type="float">
            <text:p>-21,877999</text:p>
          </table:table-cell>
          <table:table-cell office:value-type="string" calcext:value-type="string">
            <text:p>,</text:p>
          </table:table-cell>
          <table:table-cell office:value-type="float" office:value="-52.860564" calcext:value-type="float">
            <text:p>-52,86056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25634" calcext:value-type="float">
            <text:p>-21,825634</text:p>
          </table:table-cell>
          <table:table-cell office:value-type="string" calcext:value-type="string">
            <text:p>,</text:p>
          </table:table-cell>
          <table:table-cell office:value-type="float" office:value="-53.10785" calcext:value-type="float">
            <text:p>-53,1078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89794" calcext:value-type="float">
            <text:p>-20,489794</text:p>
          </table:table-cell>
          <table:table-cell office:value-type="string" calcext:value-type="string">
            <text:p>,</text:p>
          </table:table-cell>
          <table:table-cell office:value-type="float" office:value="-54.185203" calcext:value-type="float">
            <text:p>-54,1852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6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142148" calcext:value-type="float">
            <text:p>-20,142148</text:p>
          </table:table-cell>
          <table:table-cell office:value-type="string" calcext:value-type="string">
            <text:p>,</text:p>
          </table:table-cell>
          <table:table-cell office:value-type="float" office:value="-56.621677" calcext:value-type="float">
            <text:p>-56,62167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.8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2131" calcext:value-type="float">
            <text:p>-21,82131</text:p>
          </table:table-cell>
          <table:table-cell office:value-type="string" calcext:value-type="string">
            <text:p>,</text:p>
          </table:table-cell>
          <table:table-cell office:value-type="float" office:value="-52.58104" calcext:value-type="float">
            <text:p>-52,5810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5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3049" calcext:value-type="float">
            <text:p>-21,83049</text:p>
          </table:table-cell>
          <table:table-cell office:value-type="string" calcext:value-type="string">
            <text:p>,</text:p>
          </table:table-cell>
          <table:table-cell office:value-type="float" office:value="-52.62539" calcext:value-type="float">
            <text:p>-52,6253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4696" calcext:value-type="float">
            <text:p>-21,84696</text:p>
          </table:table-cell>
          <table:table-cell office:value-type="string" calcext:value-type="string">
            <text:p>,</text:p>
          </table:table-cell>
          <table:table-cell office:value-type="float" office:value="-52.70675" calcext:value-type="float">
            <text:p>-52,7067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3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5271" calcext:value-type="float">
            <text:p>-21,85271</text:p>
          </table:table-cell>
          <table:table-cell office:value-type="string" calcext:value-type="string">
            <text:p>,</text:p>
          </table:table-cell>
          <table:table-cell office:value-type="float" office:value="-53.03675" calcext:value-type="float">
            <text:p>-53,0367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4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03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0552" calcext:value-type="float">
            <text:p>-21,60552</text:p>
          </table:table-cell>
          <table:table-cell office:value-type="string" calcext:value-type="string">
            <text:p>,</text:p>
          </table:table-cell>
          <table:table-cell office:value-type="float" office:value="-53.79426" calcext:value-type="float">
            <text:p>-53,794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45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34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1/21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6480352149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243271825698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5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26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1836" calcext:value-type="float">
            <text:p>-20,451836</text:p>
          </table:table-cell>
          <table:table-cell office:value-type="string" calcext:value-type="string">
            <text:p>,</text:p>
          </table:table-cell>
          <table:table-cell office:value-type="float" office:value="-56.004184" calcext:value-type="float">
            <text:p>-56,00418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5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2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1131" calcext:value-type="float">
            <text:p>-20,501131</text:p>
          </table:table-cell>
          <table:table-cell office:value-type="string" calcext:value-type="string">
            <text:p>,</text:p>
          </table:table-cell>
          <table:table-cell office:value-type="float" office:value="-55.901065" calcext:value-type="float">
            <text:p>-55,9010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LUES(</text:p>
          </table:table-cell>
          <table:table-cell office:value-type="string" calcext:value-type="string">
            <text:p>'RK45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83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1/07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15236987038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3.08505312556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7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4.7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2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49626" calcext:value-type="float">
            <text:p>-20,749626</text:p>
          </table:table-cell>
          <table:table-cell office:value-type="string" calcext:value-type="string">
            <text:p>,</text:p>
          </table:table-cell>
          <table:table-cell office:value-type="float" office:value="-54.186145" calcext:value-type="float">
            <text:p>-54,18614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7.5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2/10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686818" calcext:value-type="float">
            <text:p>-20,686818</text:p>
          </table:table-cell>
          <table:table-cell office:value-type="string" calcext:value-type="string">
            <text:p>,</text:p>
          </table:table-cell>
          <table:table-cell office:value-type="float" office:value="-54.43893" calcext:value-type="float">
            <text:p>-54,438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2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56972" calcext:value-type="float">
            <text:p>-21,856972</text:p>
          </table:table-cell>
          <table:table-cell office:value-type="string" calcext:value-type="string">
            <text:p>,</text:p>
          </table:table-cell>
          <table:table-cell office:value-type="float" office:value="-52.990691" calcext:value-type="float">
            <text:p>-52,99069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0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string" calcext:value-type="string">
            <text:p>-21.8569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-52.99069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52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8723" calcext:value-type="float">
            <text:p>-20,458723</text:p>
          </table:table-cell>
          <table:table-cell office:value-type="string" calcext:value-type="string">
            <text:p>,</text:p>
          </table:table-cell>
          <table:table-cell office:value-type="float" office:value="-55.237118" calcext:value-type="float">
            <text:p>-55,23711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28871" calcext:value-type="float">
            <text:p>-20,528871</text:p>
          </table:table-cell>
          <table:table-cell office:value-type="string" calcext:value-type="string">
            <text:p>,</text:p>
          </table:table-cell>
          <table:table-cell office:value-type="float" office:value="-55.585535" calcext:value-type="float">
            <text:p>-55,5855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8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5353" calcext:value-type="float">
            <text:p>-20,505353</text:p>
          </table:table-cell>
          <table:table-cell office:value-type="string" calcext:value-type="string">
            <text:p>,</text:p>
          </table:table-cell>
          <table:table-cell office:value-type="float" office:value="-55.718577" calcext:value-type="float">
            <text:p>-55,71857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6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7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294748" calcext:value-type="float">
            <text:p>-20,294748</text:p>
          </table:table-cell>
          <table:table-cell office:value-type="string" calcext:value-type="string">
            <text:p>,</text:p>
          </table:table-cell>
          <table:table-cell office:value-type="float" office:value="-56.278295" calcext:value-type="float">
            <text:p>-56,2782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96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143936" calcext:value-type="float">
            <text:p>-20,143936</text:p>
          </table:table-cell>
          <table:table-cell office:value-type="string" calcext:value-type="string">
            <text:p>,</text:p>
          </table:table-cell>
          <table:table-cell office:value-type="float" office:value="-56.617137" calcext:value-type="float">
            <text:p>-56,61713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8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021943" calcext:value-type="float">
            <text:p>-20,021943</text:p>
          </table:table-cell>
          <table:table-cell office:value-type="string" calcext:value-type="string">
            <text:p>,</text:p>
          </table:table-cell>
          <table:table-cell office:value-type="float" office:value="-56.804661" calcext:value-type="float">
            <text:p>-56,80466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8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7825" calcext:value-type="float">
            <text:p>-20,497825</text:p>
          </table:table-cell>
          <table:table-cell office:value-type="string" calcext:value-type="string">
            <text:p>,</text:p>
          </table:table-cell>
          <table:table-cell office:value-type="float" office:value="-55.929412" calcext:value-type="float">
            <text:p>-55,9294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41.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8268" calcext:value-type="float">
            <text:p>-20,508268</text:p>
          </table:table-cell>
          <table:table-cell office:value-type="string" calcext:value-type="string">
            <text:p>,</text:p>
          </table:table-cell>
          <table:table-cell office:value-type="float" office:value="-55.342698" calcext:value-type="float">
            <text:p>-55,3426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19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2316" calcext:value-type="float">
            <text:p>-20,502316</text:p>
          </table:table-cell>
          <table:table-cell office:value-type="string" calcext:value-type="string">
            <text:p>,</text:p>
          </table:table-cell>
          <table:table-cell office:value-type="float" office:value="-55.324013" calcext:value-type="float">
            <text:p>-55,32401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11.9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572" calcext:value-type="float">
            <text:p>-20,49572</text:p>
          </table:table-cell>
          <table:table-cell office:value-type="string" calcext:value-type="string">
            <text:p>,</text:p>
          </table:table-cell>
          <table:table-cell office:value-type="float" office:value="-54.32302" calcext:value-type="float">
            <text:p>-54,323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86" calcext:value-type="float">
            <text:p>-20,4986</text:p>
          </table:table-cell>
          <table:table-cell office:value-type="string" calcext:value-type="string">
            <text:p>,</text:p>
          </table:table-cell>
          <table:table-cell office:value-type="float" office:value="-54.29642" calcext:value-type="float">
            <text:p>-54,2964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329" calcext:value-type="float">
            <text:p>-20,45329</text:p>
          </table:table-cell>
          <table:table-cell office:value-type="string" calcext:value-type="string">
            <text:p>,</text:p>
          </table:table-cell>
          <table:table-cell office:value-type="float" office:value="-53.80755" calcext:value-type="float">
            <text:p>-53,8075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7257" calcext:value-type="float">
            <text:p>-20,47257</text:p>
          </table:table-cell>
          <table:table-cell office:value-type="string" calcext:value-type="string">
            <text:p>,</text:p>
          </table:table-cell>
          <table:table-cell office:value-type="float" office:value="-53.66191" calcext:value-type="float">
            <text:p>-53,6619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5751" calcext:value-type="float">
            <text:p>-20,55751</text:p>
          </table:table-cell>
          <table:table-cell office:value-type="string" calcext:value-type="string">
            <text:p>,</text:p>
          </table:table-cell>
          <table:table-cell office:value-type="float" office:value="-52.5225" calcext:value-type="float">
            <text:p>-52,522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6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728395" calcext:value-type="float">
            <text:p>-21,728395</text:p>
          </table:table-cell>
          <table:table-cell office:value-type="string" calcext:value-type="string">
            <text:p>,</text:p>
          </table:table-cell>
          <table:table-cell office:value-type="float" office:value="-52.444252" calcext:value-type="float">
            <text:p>-52,4442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7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702989" calcext:value-type="float">
            <text:p>-21,702989</text:p>
          </table:table-cell>
          <table:table-cell office:value-type="string" calcext:value-type="string">
            <text:p>,</text:p>
          </table:table-cell>
          <table:table-cell office:value-type="float" office:value="-53.358817" calcext:value-type="float">
            <text:p>-53,35881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79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2/20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81761" calcext:value-type="float">
            <text:p>-21,681761</text:p>
          </table:table-cell>
          <table:table-cell office:value-type="string" calcext:value-type="string">
            <text:p>,</text:p>
          </table:table-cell>
          <table:table-cell office:value-type="float" office:value="-53.397752" calcext:value-type="float">
            <text:p>-53,39775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2452" calcext:value-type="float">
            <text:p>-20,452452</text:p>
          </table:table-cell>
          <table:table-cell office:value-type="string" calcext:value-type="string">
            <text:p>,</text:p>
          </table:table-cell>
          <table:table-cell office:value-type="float" office:value="-53.334958" calcext:value-type="float">
            <text:p>-53,33495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8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1/03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9351" calcext:value-type="float">
            <text:p>-20,449351</text:p>
          </table:table-cell>
          <table:table-cell office:value-type="string" calcext:value-type="string">
            <text:p>,</text:p>
          </table:table-cell>
          <table:table-cell office:value-type="float" office:value="-53.039586" calcext:value-type="float">
            <text:p>-53,03958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1/04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78998" calcext:value-type="float">
            <text:p>-20,478998</text:p>
          </table:table-cell>
          <table:table-cell office:value-type="string" calcext:value-type="string">
            <text:p>,</text:p>
          </table:table-cell>
          <table:table-cell office:value-type="float" office:value="-54.835906" calcext:value-type="float">
            <text:p>-54,83590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1/04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10015" calcext:value-type="float">
            <text:p>-20,510015</text:p>
          </table:table-cell>
          <table:table-cell office:value-type="string" calcext:value-type="string">
            <text:p>,</text:p>
          </table:table-cell>
          <table:table-cell office:value-type="float" office:value="-55.347784" calcext:value-type="float">
            <text:p>-55,34778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/15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45888" calcext:value-type="float">
            <text:p>-20,545888</text:p>
          </table:table-cell>
          <table:table-cell office:value-type="string" calcext:value-type="string">
            <text:p>,</text:p>
          </table:table-cell>
          <table:table-cell office:value-type="float" office:value="-52.548751" calcext:value-type="float">
            <text:p>-52,54875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15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75206" calcext:value-type="float">
            <text:p>-20,775206</text:p>
          </table:table-cell>
          <table:table-cell office:value-type="string" calcext:value-type="string">
            <text:p>,</text:p>
          </table:table-cell>
          <table:table-cell office:value-type="float" office:value="-51.970992" calcext:value-type="float">
            <text:p>-51,9709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1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0028" calcext:value-type="float">
            <text:p>-20,440028</text:p>
          </table:table-cell>
          <table:table-cell office:value-type="string" calcext:value-type="string">
            <text:p>,</text:p>
          </table:table-cell>
          <table:table-cell office:value-type="float" office:value="-55.113811" calcext:value-type="float">
            <text:p>-55,11381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1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12054" calcext:value-type="float">
            <text:p>-20,412054</text:p>
          </table:table-cell>
          <table:table-cell office:value-type="string" calcext:value-type="string">
            <text:p>,</text:p>
          </table:table-cell>
          <table:table-cell office:value-type="float" office:value="-56.066074" calcext:value-type="float">
            <text:p>-56,06607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4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56492" calcext:value-type="float">
            <text:p>-20,756492</text:p>
          </table:table-cell>
          <table:table-cell office:value-type="string" calcext:value-type="string">
            <text:p>,</text:p>
          </table:table-cell>
          <table:table-cell office:value-type="float" office:value="-54.182633" calcext:value-type="float">
            <text:p>-54,18263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0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348827" calcext:value-type="float">
            <text:p>-21,348827</text:p>
          </table:table-cell>
          <table:table-cell office:value-type="string" calcext:value-type="string">
            <text:p>,</text:p>
          </table:table-cell>
          <table:table-cell office:value-type="float" office:value="-52.807901" calcext:value-type="float">
            <text:p>-52,80790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787426" calcext:value-type="float">
            <text:p>-21,787426</text:p>
          </table:table-cell>
          <table:table-cell office:value-type="string" calcext:value-type="string">
            <text:p>,</text:p>
          </table:table-cell>
          <table:table-cell office:value-type="float" office:value="-53.176905" calcext:value-type="float">
            <text:p>-53,17690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710245" calcext:value-type="float">
            <text:p>-21,710245</text:p>
          </table:table-cell>
          <table:table-cell office:value-type="string" calcext:value-type="string">
            <text:p>,</text:p>
          </table:table-cell>
          <table:table-cell office:value-type="float" office:value="-53.345362" calcext:value-type="float">
            <text:p>-53,34536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40299" calcext:value-type="float">
            <text:p>-21,640299</text:p>
          </table:table-cell>
          <table:table-cell office:value-type="string" calcext:value-type="string">
            <text:p>,</text:p>
          </table:table-cell>
          <table:table-cell office:value-type="float" office:value="-53.503593" calcext:value-type="float">
            <text:p>-53,5035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25689" calcext:value-type="float">
            <text:p>-20,425689</text:p>
          </table:table-cell>
          <table:table-cell office:value-type="string" calcext:value-type="string">
            <text:p>,</text:p>
          </table:table-cell>
          <table:table-cell office:value-type="float" office:value="-55.045826" calcext:value-type="float">
            <text:p>-55,0458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56733" calcext:value-type="float">
            <text:p>-20,556733</text:p>
          </table:table-cell>
          <table:table-cell office:value-type="string" calcext:value-type="string">
            <text:p>,</text:p>
          </table:table-cell>
          <table:table-cell office:value-type="float" office:value="-55.508398" calcext:value-type="float">
            <text:p>-55,5083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23522" calcext:value-type="float">
            <text:p>-20,523522</text:p>
          </table:table-cell>
          <table:table-cell office:value-type="string" calcext:value-type="string">
            <text:p>,</text:p>
          </table:table-cell>
          <table:table-cell office:value-type="float" office:value="-55.596817" calcext:value-type="float">
            <text:p>-55,59681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0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298831" calcext:value-type="float">
            <text:p>-20,298831</text:p>
          </table:table-cell>
          <table:table-cell office:value-type="string" calcext:value-type="string">
            <text:p>,</text:p>
          </table:table-cell>
          <table:table-cell office:value-type="float" office:value="-56.269721" calcext:value-type="float">
            <text:p>-56,2697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015586" calcext:value-type="float">
            <text:p>-20,015586</text:p>
          </table:table-cell>
          <table:table-cell office:value-type="string" calcext:value-type="string">
            <text:p>,</text:p>
          </table:table-cell>
          <table:table-cell office:value-type="float" office:value="-56.809726" calcext:value-type="float">
            <text:p>-56,8097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2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19.971307" calcext:value-type="float">
            <text:p>-19,971307</text:p>
          </table:table-cell>
          <table:table-cell office:value-type="string" calcext:value-type="string">
            <text:p>,</text:p>
          </table:table-cell>
          <table:table-cell office:value-type="float" office:value="-56.8342" calcext:value-type="float">
            <text:p>-56,834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1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5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31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0255" calcext:value-type="float">
            <text:p>-20,40255</text:p>
          </table:table-cell>
          <table:table-cell office:value-type="string" calcext:value-type="string">
            <text:p>,</text:p>
          </table:table-cell>
          <table:table-cell office:value-type="float" office:value="-53.918467" calcext:value-type="float">
            <text:p>-53,9184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1/31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2/05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57521" calcext:value-type="float">
            <text:p>-20,757521</text:p>
          </table:table-cell>
          <table:table-cell office:value-type="string" calcext:value-type="string">
            <text:p>,</text:p>
          </table:table-cell>
          <table:table-cell office:value-type="float" office:value="-54.182202" calcext:value-type="float">
            <text:p>-54,18220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6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183213" calcext:value-type="float">
            <text:p>-21,183213</text:p>
          </table:table-cell>
          <table:table-cell office:value-type="string" calcext:value-type="string">
            <text:p>,</text:p>
          </table:table-cell>
          <table:table-cell office:value-type="float" office:value="-53.367098" calcext:value-type="float">
            <text:p>-53,36709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6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22585" calcext:value-type="float">
            <text:p>-21,22585</text:p>
          </table:table-cell>
          <table:table-cell office:value-type="string" calcext:value-type="string">
            <text:p>,</text:p>
          </table:table-cell>
          <table:table-cell office:value-type="float" office:value="-52.985529" calcext:value-type="float">
            <text:p>-52,98552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14542" calcext:value-type="float">
            <text:p>-21,814542</text:p>
          </table:table-cell>
          <table:table-cell office:value-type="string" calcext:value-type="string">
            <text:p>,</text:p>
          </table:table-cell>
          <table:table-cell office:value-type="float" office:value="-52.547024" calcext:value-type="float">
            <text:p>-52,5470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21839" calcext:value-type="float">
            <text:p>-21,821839</text:p>
          </table:table-cell>
          <table:table-cell office:value-type="string" calcext:value-type="string">
            <text:p>,</text:p>
          </table:table-cell>
          <table:table-cell office:value-type="float" office:value="-52.583641" calcext:value-type="float">
            <text:p>-52,5836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3789" calcext:value-type="float">
            <text:p>-21,83789</text:p>
          </table:table-cell>
          <table:table-cell office:value-type="string" calcext:value-type="string">
            <text:p>,</text:p>
          </table:table-cell>
          <table:table-cell office:value-type="float" office:value="-52.661373" calcext:value-type="float">
            <text:p>-52,66137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730411" calcext:value-type="float">
            <text:p>-21,730411</text:p>
          </table:table-cell>
          <table:table-cell office:value-type="string" calcext:value-type="string">
            <text:p>,</text:p>
          </table:table-cell>
          <table:table-cell office:value-type="float" office:value="-53.308916" calcext:value-type="float">
            <text:p>-53,30891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35311" calcext:value-type="float">
            <text:p>-21,635311</text:p>
          </table:table-cell>
          <table:table-cell office:value-type="string" calcext:value-type="string">
            <text:p>,</text:p>
          </table:table-cell>
          <table:table-cell office:value-type="float" office:value="-53.549545" calcext:value-type="float">
            <text:p>-53,54954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2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1/30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190615" calcext:value-type="float">
            <text:p>-21,190615</text:p>
          </table:table-cell>
          <table:table-cell office:value-type="string" calcext:value-type="string">
            <text:p>,</text:p>
          </table:table-cell>
          <table:table-cell office:value-type="float" office:value="-53.308077" calcext:value-type="float">
            <text:p>-53,30807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2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6333" calcext:value-type="float">
            <text:p>-20,56333</text:p>
          </table:table-cell>
          <table:table-cell office:value-type="string" calcext:value-type="string">
            <text:p>,</text:p>
          </table:table-cell>
          <table:table-cell office:value-type="float" office:value="-54.61065" calcext:value-type="float">
            <text:p>-54,610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8349" calcext:value-type="float">
            <text:p>-20,48349</text:p>
          </table:table-cell>
          <table:table-cell office:value-type="string" calcext:value-type="string">
            <text:p>,</text:p>
          </table:table-cell>
          <table:table-cell office:value-type="float" office:value="-54.83054" calcext:value-type="float">
            <text:p>-54,830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8927" calcext:value-type="float">
            <text:p>-20,448927</text:p>
          </table:table-cell>
          <table:table-cell office:value-type="string" calcext:value-type="string">
            <text:p>,</text:p>
          </table:table-cell>
          <table:table-cell office:value-type="float" office:value="-55.156603" calcext:value-type="float">
            <text:p>-55,15660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81033" calcext:value-type="float">
            <text:p>-20,481033</text:p>
          </table:table-cell>
          <table:table-cell office:value-type="string" calcext:value-type="string">
            <text:p>,</text:p>
          </table:table-cell>
          <table:table-cell office:value-type="float" office:value="-55.276169" calcext:value-type="float">
            <text:p>-55,27616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5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2927" calcext:value-type="float">
            <text:p>-20,492927</text:p>
          </table:table-cell>
          <table:table-cell office:value-type="string" calcext:value-type="string">
            <text:p>,</text:p>
          </table:table-cell>
          <table:table-cell office:value-type="float" office:value="-55.295517" calcext:value-type="float">
            <text:p>-55,29551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18239" calcext:value-type="float">
            <text:p>-20,518239</text:p>
          </table:table-cell>
          <table:table-cell office:value-type="string" calcext:value-type="string">
            <text:p>,</text:p>
          </table:table-cell>
          <table:table-cell office:value-type="float" office:value="-55.607388" calcext:value-type="float">
            <text:p>-55,60738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2/1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85284" calcext:value-type="float">
            <text:p>-20,385284</text:p>
          </table:table-cell>
          <table:table-cell office:value-type="string" calcext:value-type="string">
            <text:p>,</text:p>
          </table:table-cell>
          <table:table-cell office:value-type="float" office:value="-56.103194" calcext:value-type="float">
            <text:p>-56,10319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2/13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8429" calcext:value-type="float">
            <text:p>-20,448429</text:p>
          </table:table-cell>
          <table:table-cell office:value-type="string" calcext:value-type="string">
            <text:p>,</text:p>
          </table:table-cell>
          <table:table-cell office:value-type="float" office:value="-56.009649" calcext:value-type="float">
            <text:p>-56,0096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3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13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14113" calcext:value-type="float">
            <text:p>-20,514113</text:p>
          </table:table-cell>
          <table:table-cell office:value-type="string" calcext:value-type="string">
            <text:p>,</text:p>
          </table:table-cell>
          <table:table-cell office:value-type="float" office:value="-55.615336" calcext:value-type="float">
            <text:p>-55,61533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4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3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36695" calcext:value-type="float">
            <text:p>-20,436695</text:p>
          </table:table-cell>
          <table:table-cell office:value-type="string" calcext:value-type="string">
            <text:p>,</text:p>
          </table:table-cell>
          <table:table-cell office:value-type="float" office:value="-53.082365" calcext:value-type="float">
            <text:p>-53,0823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4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3907" calcext:value-type="float">
            <text:p>-20,453907</text:p>
          </table:table-cell>
          <table:table-cell office:value-type="string" calcext:value-type="string">
            <text:p>,</text:p>
          </table:table-cell>
          <table:table-cell office:value-type="float" office:value="-52.916318" calcext:value-type="float">
            <text:p>-52,91631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4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669123" calcext:value-type="float">
            <text:p>-20,669123</text:p>
          </table:table-cell>
          <table:table-cell office:value-type="string" calcext:value-type="string">
            <text:p>,</text:p>
          </table:table-cell>
          <table:table-cell office:value-type="float" office:value="-52.25636" calcext:value-type="float">
            <text:p>-52,2563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4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15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26021" calcext:value-type="float">
            <text:p>-20,426021</text:p>
          </table:table-cell>
          <table:table-cell office:value-type="string" calcext:value-type="string">
            <text:p>,</text:p>
          </table:table-cell>
          <table:table-cell office:value-type="float" office:value="-53.844943" calcext:value-type="float">
            <text:p>-53,84494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4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5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1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683975" calcext:value-type="float">
            <text:p>-20,683975</text:p>
          </table:table-cell>
          <table:table-cell office:value-type="string" calcext:value-type="string">
            <text:p>,</text:p>
          </table:table-cell>
          <table:table-cell office:value-type="float" office:value="-54.425221" calcext:value-type="float">
            <text:p>-54,4252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4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82267" calcext:value-type="float">
            <text:p>-21,682267</text:p>
          </table:table-cell>
          <table:table-cell office:value-type="string" calcext:value-type="string">
            <text:p>,</text:p>
          </table:table-cell>
          <table:table-cell office:value-type="float" office:value="-53.397064" calcext:value-type="float">
            <text:p>-53,39706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2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2775" calcext:value-type="float">
            <text:p>-21,62775</text:p>
          </table:table-cell>
          <table:table-cell office:value-type="string" calcext:value-type="string">
            <text:p>,</text:p>
          </table:table-cell>
          <table:table-cell office:value-type="float" office:value="-53.615766" calcext:value-type="float">
            <text:p>-53,61576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5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1128" calcext:value-type="float">
            <text:p>-20,51128</text:p>
          </table:table-cell>
          <table:table-cell office:value-type="string" calcext:value-type="string">
            <text:p>,</text:p>
          </table:table-cell>
          <table:table-cell office:value-type="float" office:value="-54.538218" calcext:value-type="float">
            <text:p>-54,53821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5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290605" calcext:value-type="float">
            <text:p>-21,290605</text:p>
          </table:table-cell>
          <table:table-cell office:value-type="string" calcext:value-type="string">
            <text:p>,</text:p>
          </table:table-cell>
          <table:table-cell office:value-type="float" office:value="-56.321095" calcext:value-type="float">
            <text:p>-56,32109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26583" calcext:value-type="float">
            <text:p>-20,426583</text:p>
          </table:table-cell>
          <table:table-cell office:value-type="string" calcext:value-type="string">
            <text:p>,</text:p>
          </table:table-cell>
          <table:table-cell office:value-type="float" office:value="-53.967153" calcext:value-type="float">
            <text:p>-53,96715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4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65946" calcext:value-type="float">
            <text:p>-20,465946</text:p>
          </table:table-cell>
          <table:table-cell office:value-type="string" calcext:value-type="string">
            <text:p>,</text:p>
          </table:table-cell>
          <table:table-cell office:value-type="float" office:value="-53.462878" calcext:value-type="float">
            <text:p>-53,46287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15206" calcext:value-type="float">
            <text:p>-20,715206</text:p>
          </table:table-cell>
          <table:table-cell office:value-type="string" calcext:value-type="string">
            <text:p>,</text:p>
          </table:table-cell>
          <table:table-cell office:value-type="float" office:value="-52.146246" calcext:value-type="float">
            <text:p>-52,14624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5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790845" calcext:value-type="float">
            <text:p>-20,790845</text:p>
          </table:table-cell>
          <table:table-cell office:value-type="string" calcext:value-type="string">
            <text:p>,</text:p>
          </table:table-cell>
          <table:table-cell office:value-type="float" office:value="-51.910712" calcext:value-type="float">
            <text:p>-51,91071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47947" calcext:value-type="float">
            <text:p>-20,447947</text:p>
          </table:table-cell>
          <table:table-cell office:value-type="string" calcext:value-type="string">
            <text:p>,</text:p>
          </table:table-cell>
          <table:table-cell office:value-type="float" office:value="-55.151907" calcext:value-type="float">
            <text:p>-55,15190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1069" calcext:value-type="float">
            <text:p>-20,51069</text:p>
          </table:table-cell>
          <table:table-cell office:value-type="string" calcext:value-type="string">
            <text:p>,</text:p>
          </table:table-cell>
          <table:table-cell office:value-type="float" office:value="-55.63568" calcext:value-type="float">
            <text:p>-55,6356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2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19074" calcext:value-type="float">
            <text:p>-20,319074</text:p>
          </table:table-cell>
          <table:table-cell office:value-type="string" calcext:value-type="string">
            <text:p>,</text:p>
          </table:table-cell>
          <table:table-cell office:value-type="float" office:value="-56.225221" calcext:value-type="float">
            <text:p>-56,2252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3/05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683462" calcext:value-type="float">
            <text:p>-20,683462</text:p>
          </table:table-cell>
          <table:table-cell office:value-type="string" calcext:value-type="string">
            <text:p>,</text:p>
          </table:table-cell>
          <table:table-cell office:value-type="float" office:value="-54.388635" calcext:value-type="float">
            <text:p>-54,3886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108265" calcext:value-type="float">
            <text:p>-21,108265</text:p>
          </table:table-cell>
          <table:table-cell office:value-type="string" calcext:value-type="string">
            <text:p>,</text:p>
          </table:table-cell>
          <table:table-cell office:value-type="float" office:value="-53.821069" calcext:value-type="float">
            <text:p>-53,82106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07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37436" calcext:value-type="float">
            <text:p>-21,637436</text:p>
          </table:table-cell>
          <table:table-cell office:value-type="string" calcext:value-type="string">
            <text:p>,</text:p>
          </table:table-cell>
          <table:table-cell office:value-type="float" office:value="-53.531965" calcext:value-type="float">
            <text:p>-53,53196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275" calcext:value-type="float">
            <text:p>-20,50275</text:p>
          </table:table-cell>
          <table:table-cell office:value-type="string" calcext:value-type="string">
            <text:p>,</text:p>
          </table:table-cell>
          <table:table-cell office:value-type="float" office:value="-52.692287" calcext:value-type="float">
            <text:p>-52,69228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5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3/12/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73045" calcext:value-type="float">
            <text:p>-20,573045</text:p>
          </table:table-cell>
          <table:table-cell office:value-type="string" calcext:value-type="string">
            <text:p>,</text:p>
          </table:table-cell>
          <table:table-cell office:value-type="float" office:value="-52.478154" calcext:value-type="float">
            <text:p>-52,4781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6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3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37907" calcext:value-type="float">
            <text:p>-20,537907</text:p>
          </table:table-cell>
          <table:table-cell office:value-type="string" calcext:value-type="string">
            <text:p>,</text:p>
          </table:table-cell>
          <table:table-cell office:value-type="float" office:value="-54.698792" calcext:value-type="float">
            <text:p>-54,698792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7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7528" calcext:value-type="float">
            <text:p>-20,507528</text:p>
          </table:table-cell>
          <table:table-cell office:value-type="string" calcext:value-type="string">
            <text:p>,</text:p>
          </table:table-cell>
          <table:table-cell office:value-type="float" office:value="-55.687927" calcext:value-type="float">
            <text:p>-55,6879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7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3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46001" calcext:value-type="float">
            <text:p>-20,346001</text:p>
          </table:table-cell>
          <table:table-cell office:value-type="string" calcext:value-type="string">
            <text:p>,</text:p>
          </table:table-cell>
          <table:table-cell office:value-type="float" office:value="-56.161163" calcext:value-type="float">
            <text:p>-56,16116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7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69287" calcext:value-type="float">
            <text:p>-20,469287</text:p>
          </table:table-cell>
          <table:table-cell office:value-type="string" calcext:value-type="string">
            <text:p>,</text:p>
          </table:table-cell>
          <table:table-cell office:value-type="float" office:value="-55.975593" calcext:value-type="float">
            <text:p>-55,9755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7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4/201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20062" calcext:value-type="float">
            <text:p>-20,420062</text:p>
          </table:table-cell>
          <table:table-cell office:value-type="string" calcext:value-type="string">
            <text:p>,</text:p>
          </table:table-cell>
          <table:table-cell office:value-type="float" office:value="-55.01456" calcext:value-type="float">
            <text:p>-55,0145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7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695512" calcext:value-type="float">
            <text:p>-20,695512</text:p>
          </table:table-cell>
          <table:table-cell office:value-type="string" calcext:value-type="string">
            <text:p>,</text:p>
          </table:table-cell>
          <table:table-cell office:value-type="float" office:value="-54.290167" calcext:value-type="float">
            <text:p>-54,2901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7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19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160932" calcext:value-type="float">
            <text:p>-21,160932</text:p>
          </table:table-cell>
          <table:table-cell office:value-type="string" calcext:value-type="string">
            <text:p>,</text:p>
          </table:table-cell>
          <table:table-cell office:value-type="float" office:value="-53.397441" calcext:value-type="float">
            <text:p>-53,39744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0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831851" calcext:value-type="float">
            <text:p>-21,831851</text:p>
          </table:table-cell>
          <table:table-cell office:value-type="string" calcext:value-type="string">
            <text:p>,</text:p>
          </table:table-cell>
          <table:table-cell office:value-type="float" office:value="-52.632147" calcext:value-type="float">
            <text:p>-52,63214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0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762913" calcext:value-type="float">
            <text:p>-21,762913</text:p>
          </table:table-cell>
          <table:table-cell office:value-type="string" calcext:value-type="string">
            <text:p>,</text:p>
          </table:table-cell>
          <table:table-cell office:value-type="float" office:value="-53.225779" calcext:value-type="float">
            <text:p>-53,22577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6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0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588044" calcext:value-type="float">
            <text:p>-21,588044</text:p>
          </table:table-cell>
          <table:table-cell office:value-type="string" calcext:value-type="string">
            <text:p>,</text:p>
          </table:table-cell>
          <table:table-cell office:value-type="float" office:value="-54.097631" calcext:value-type="float">
            <text:p>-54,09763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68428" calcext:value-type="float">
            <text:p>-20,468428</text:p>
          </table:table-cell>
          <table:table-cell office:value-type="string" calcext:value-type="string">
            <text:p>,</text:p>
          </table:table-cell>
          <table:table-cell office:value-type="float" office:value="-54.519283" calcext:value-type="float">
            <text:p>-54,51928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58941" calcext:value-type="float">
            <text:p>-20,458941</text:p>
          </table:table-cell>
          <table:table-cell office:value-type="string" calcext:value-type="string">
            <text:p>,</text:p>
          </table:table-cell>
          <table:table-cell office:value-type="float" office:value="-54.026494" calcext:value-type="float">
            <text:p>-54,02649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33629" calcext:value-type="float">
            <text:p>-20,433629</text:p>
          </table:table-cell>
          <table:table-cell office:value-type="string" calcext:value-type="string">
            <text:p>,</text:p>
          </table:table-cell>
          <table:table-cell office:value-type="float" office:value="-53.986567" calcext:value-type="float">
            <text:p>-53,9865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62174" calcext:value-type="float">
            <text:p>-20,462174</text:p>
          </table:table-cell>
          <table:table-cell office:value-type="string" calcext:value-type="string">
            <text:p>,</text:p>
          </table:table-cell>
          <table:table-cell office:value-type="float" office:value="-53.704135" calcext:value-type="float">
            <text:p>-53,7041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73507" calcext:value-type="float">
            <text:p>-20,473507</text:p>
          </table:table-cell>
          <table:table-cell office:value-type="string" calcext:value-type="string">
            <text:p>,</text:p>
          </table:table-cell>
          <table:table-cell office:value-type="float" office:value="-53.641519" calcext:value-type="float">
            <text:p>-53,64151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8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6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6323" calcext:value-type="float">
            <text:p>-20,46323</text:p>
          </table:table-cell>
          <table:table-cell office:value-type="string" calcext:value-type="string">
            <text:p>,</text:p>
          </table:table-cell>
          <table:table-cell office:value-type="float" office:value="-53.389627" calcext:value-type="float">
            <text:p>-53,3896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19939" calcext:value-type="float">
            <text:p>-20,419939</text:p>
          </table:table-cell>
          <table:table-cell office:value-type="string" calcext:value-type="string">
            <text:p>,</text:p>
          </table:table-cell>
          <table:table-cell office:value-type="float" office:value="-55.019164" calcext:value-type="float">
            <text:p>-55,01916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6937" calcext:value-type="float">
            <text:p>-20,46937</text:p>
          </table:table-cell>
          <table:table-cell office:value-type="string" calcext:value-type="string">
            <text:p>,</text:p>
          </table:table-cell>
          <table:table-cell office:value-type="float" office:value="-55.206111" calcext:value-type="float">
            <text:p>-55,20611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9795" calcext:value-type="float">
            <text:p>-20,49795</text:p>
          </table:table-cell>
          <table:table-cell office:value-type="string" calcext:value-type="string">
            <text:p>,</text:p>
          </table:table-cell>
          <table:table-cell office:value-type="float" office:value="-55.310954" calcext:value-type="float">
            <text:p>-55,3109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7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3354" calcext:value-type="float">
            <text:p>-20,53354</text:p>
          </table:table-cell>
          <table:table-cell office:value-type="string" calcext:value-type="string">
            <text:p>,</text:p>
          </table:table-cell>
          <table:table-cell office:value-type="float" office:value="-55.575488" calcext:value-type="float">
            <text:p>-55,575488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16675" calcext:value-type="float">
            <text:p>-20,516675</text:p>
          </table:table-cell>
          <table:table-cell office:value-type="string" calcext:value-type="string">
            <text:p>,</text:p>
          </table:table-cell>
          <table:table-cell office:value-type="float" office:value="-55.610334" calcext:value-type="float">
            <text:p>-55,61033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93532" calcext:value-type="float">
            <text:p>-20,393532</text:p>
          </table:table-cell>
          <table:table-cell office:value-type="string" calcext:value-type="string">
            <text:p>,</text:p>
          </table:table-cell>
          <table:table-cell office:value-type="float" office:value="-56.094605" calcext:value-type="float">
            <text:p>-56,09460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50787" calcext:value-type="float">
            <text:p>-20,350787</text:p>
          </table:table-cell>
          <table:table-cell office:value-type="string" calcext:value-type="string">
            <text:p>,</text:p>
          </table:table-cell>
          <table:table-cell office:value-type="float" office:value="-56.145647" calcext:value-type="float">
            <text:p>-56,14564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59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41412" calcext:value-type="float">
            <text:p>-20,341412</text:p>
          </table:table-cell>
          <table:table-cell office:value-type="string" calcext:value-type="string">
            <text:p>,</text:p>
          </table:table-cell>
          <table:table-cell office:value-type="float" office:value="-56.169124" calcext:value-type="float">
            <text:p>-56,1691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35302" calcext:value-type="float">
            <text:p>-20,335302</text:p>
          </table:table-cell>
          <table:table-cell office:value-type="string" calcext:value-type="string">
            <text:p>,</text:p>
          </table:table-cell>
          <table:table-cell office:value-type="float" office:value="-56.184606" calcext:value-type="float">
            <text:p>-56,18460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16368" calcext:value-type="float">
            <text:p>-20,316368</text:p>
          </table:table-cell>
          <table:table-cell office:value-type="string" calcext:value-type="string">
            <text:p>,</text:p>
          </table:table-cell>
          <table:table-cell office:value-type="float" office:value="-56.232854" calcext:value-type="float">
            <text:p>-56,23285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2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I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310952" calcext:value-type="float">
            <text:p>-20,310952</text:p>
          </table:table-cell>
          <table:table-cell office:value-type="string" calcext:value-type="string">
            <text:p>,</text:p>
          </table:table-cell>
          <table:table-cell office:value-type="float" office:value="-56.244349" calcext:value-type="float">
            <text:p>-56,244349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7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104528" calcext:value-type="float">
            <text:p>-20,104528</text:p>
          </table:table-cell>
          <table:table-cell office:value-type="string" calcext:value-type="string">
            <text:p>,</text:p>
          </table:table-cell>
          <table:table-cell office:value-type="float" office:value="-56.731667" calcext:value-type="float">
            <text:p>-56,7316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8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257272" calcext:value-type="float">
            <text:p>-20,257272</text:p>
          </table:table-cell>
          <table:table-cell office:value-type="string" calcext:value-type="string">
            <text:p>,</text:p>
          </table:table-cell>
          <table:table-cell office:value-type="float" office:value="-56.34735" calcext:value-type="float">
            <text:p>-56,3473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8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8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30968" calcext:value-type="float">
            <text:p>-20,430968</text:p>
          </table:table-cell>
          <table:table-cell office:value-type="string" calcext:value-type="string">
            <text:p>,</text:p>
          </table:table-cell>
          <table:table-cell office:value-type="float" office:value="-56.038137" calcext:value-type="float">
            <text:p>-56,03813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6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3/28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31606" calcext:value-type="float">
            <text:p>-20,431606</text:p>
          </table:table-cell>
          <table:table-cell office:value-type="string" calcext:value-type="string">
            <text:p>,</text:p>
          </table:table-cell>
          <table:table-cell office:value-type="float" office:value="-55.074027" calcext:value-type="float">
            <text:p>-55,07402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0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04/01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898523" calcext:value-type="float">
            <text:p>-20,898523</text:p>
          </table:table-cell>
          <table:table-cell office:value-type="string" calcext:value-type="string">
            <text:p>,</text:p>
          </table:table-cell>
          <table:table-cell office:value-type="float" office:value="-54.135723" calcext:value-type="float">
            <text:p>-54,13572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1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363621" calcext:value-type="float">
            <text:p>-21,363621</text:p>
          </table:table-cell>
          <table:table-cell office:value-type="string" calcext:value-type="string">
            <text:p>,</text:p>
          </table:table-cell>
          <table:table-cell office:value-type="float" office:value="-52.7905" calcext:value-type="float">
            <text:p>-52,7905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1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3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2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1.60983" calcext:value-type="float">
            <text:p>-21,60983</text:p>
          </table:table-cell>
          <table:table-cell office:value-type="string" calcext:value-type="string">
            <text:p>,</text:p>
          </table:table-cell>
          <table:table-cell office:value-type="float" office:value="-53.758221" calcext:value-type="float">
            <text:p>-53,758221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4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6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985936" calcext:value-type="float">
            <text:p>-20,985936</text:p>
          </table:table-cell>
          <table:table-cell office:value-type="string" calcext:value-type="string">
            <text:p>,</text:p>
          </table:table-cell>
          <table:table-cell office:value-type="float" office:value="-54.05226" calcext:value-type="float">
            <text:p>-54,05226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19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5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9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0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6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NEC6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09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1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7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0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83087" calcext:value-type="float">
            <text:p>-20,583087</text:p>
          </table:table-cell>
          <table:table-cell office:value-type="string" calcext:value-type="string">
            <text:p>,</text:p>
          </table:table-cell>
          <table:table-cell office:value-type="float" office:value="-54.588784" calcext:value-type="float">
            <text:p>-54,58878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3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8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0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6817" calcext:value-type="float">
            <text:p>-20,506817</text:p>
          </table:table-cell>
          <table:table-cell office:value-type="string" calcext:value-type="string">
            <text:p>,</text:p>
          </table:table-cell>
          <table:table-cell office:value-type="float" office:value="-55.697117" calcext:value-type="float">
            <text:p>-55,69711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4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899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0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502278" calcext:value-type="float">
            <text:p>-20,502278</text:p>
          </table:table-cell>
          <table:table-cell office:value-type="string" calcext:value-type="string">
            <text:p>,</text:p>
          </table:table-cell>
          <table:table-cell office:value-type="float" office:value="-55.761804" calcext:value-type="float">
            <text:p>-55,76180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5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900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F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1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135069" calcext:value-type="float">
            <text:p>-20,135069</text:p>
          </table:table-cell>
          <table:table-cell office:value-type="string" calcext:value-type="string">
            <text:p>,</text:p>
          </table:table-cell>
          <table:table-cell office:value-type="float" office:value="-56.647767" calcext:value-type="float">
            <text:p>-56,647767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7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901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AD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1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a tetra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 Mirim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03131" calcext:value-type="float">
            <text:p>-20,403131</text:p>
          </table:table-cell>
          <table:table-cell office:value-type="string" calcext:value-type="string">
            <text:p>,</text:p>
          </table:table-cell>
          <table:table-cell office:value-type="float" office:value="-56.078893" calcext:value-type="float">
            <text:p>-56,078893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4">
          <table:table-cell office:value-type="string" calcext:value-type="string">
            <text:p>VALUES(</text:p>
          </table:table-cell>
          <table:table-cell office:value-type="string" calcext:value-type="string">
            <text:p>'RK62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ATR-0902'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V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table:style-name="ce3" office:value-type="string" calcext:value-type="string">
            <text:p>'04/11/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' 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yrmecophaga tridactyl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Tamanduánullbandeira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T_SetSRID(ST_MakePoint(</text:p>
          </table:table-cell>
          <table:table-cell office:value-type="float" office:value="-20.428509" calcext:value-type="float">
            <text:p>-20,428509</text:p>
          </table:table-cell>
          <table:table-cell office:value-type="string" calcext:value-type="string">
            <text:p>,</text:p>
          </table:table-cell>
          <table:table-cell office:value-type="float" office:value="-56.042124" calcext:value-type="float">
            <text:p>-56,042124</text:p>
          </table:table-cell>
          <table:table-cell office:value-type="string" calcext:value-type="string">
            <text:p>),4326)</text:p>
          </table:table-cell>
          <table:table-cell office:value-type="string" calcext:value-type="string">
            <text:p>,</text:p>
          </table:table-cell>
          <table:table-cell table:style-name="ce1" office:value-type="string" calcext:value-type="string">
            <text:p>'4/14/2018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Campo Grand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MS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rasi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pele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Etanol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Desbiez, A.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Barragán, C'</text:p>
          </table:table-cell>
          <table:table-cell office:value-type="string" calcext:value-type="string">
            <text:p>);</text:p>
          </table:table-cell>
        </table:table-row>
        <table:table-row table:style-name="ro5">
          <table:table-cell table:number-columns-repeated="5"/>
          <table:table-cell table:style-name="ce1"/>
          <table:table-cell/>
          <table:table-cell table:style-name="ce1"/>
          <table:table-cell table:number-columns-repeated="4"/>
          <table:table-cell table:style-name="ce2"/>
          <table:table-cell table:style-name="ce3" table:number-columns-repeated="2"/>
          <table:table-cell table:number-columns-repeated="12"/>
          <table:table-cell table:style-name="ce1"/>
          <table:table-cell table:number-columns-repeated="2"/>
          <table:table-cell table:style-name="ce2"/>
          <table:table-cell table:number-columns-repeated="14"/>
        </table:table-row>
        <table:table-row table:style-name="ro5" table:number-rows-repeated="450"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13"/>
          <table:table-cell/>
          <table:table-cell table:style-name="ce2"/>
          <table:table-cell/>
          <table:table-cell table:style-name="ce2" table:number-columns-repeated="14"/>
          <table:table-cell/>
        </table:table-row>
        <table:table-row table:style-name="ro5"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table:number-columns-repeated="3"/>
          <table:table-cell table:style-name="Default" table:number-columns-repeated="2"/>
          <table:table-cell/>
          <table:table-cell table:style-name="ce2" table:number-columns-repeated="13"/>
          <table:table-cell/>
          <table:table-cell table:style-name="ce2"/>
          <table:table-cell/>
          <table:table-cell table:style-name="ce2" table:number-columns-repeated="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6:36:07.755547886</meta:creation-date>
    <dc:date>2018-10-15T19:39:30.040158226</dc:date>
    <meta:editing-duration>PT3S</meta:editing-duration>
    <meta:editing-cycles>1</meta:editing-cycles>
    <meta:document-statistic meta:table-count="1" meta:cell-count="24630" meta:object-count="0"/>
    <meta:generator>LibreOffice/6.0.3.2$Linux_X86_64 LibreOffice_project/00m0$Build-2</meta:generator>
  </office:meta>
</office:document-meta>
</file>